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10-28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09-3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08-2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07-31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06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04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5-03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11-2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10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08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07-26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06-26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05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04-2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4-03-2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11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10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9-29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8-2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7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6-2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5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4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3-03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11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10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09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08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07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06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05-3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2-04-2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11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10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9-2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8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7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6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5-28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4-2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1-03-29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0-11-18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0-10-14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0-09-18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0-08-1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20-07-16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11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10-31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09-3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08-14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07-11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06-12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05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9-04-28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11-1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10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09-1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08-24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07-1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06-1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05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8-03-2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11-1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10-1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9-0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8-1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7-19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6-0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5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4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2-0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7-01-04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12-01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11-08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10-0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9-0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8-1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7-2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6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5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4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3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6-02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10-0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9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8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7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5-2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3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11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9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8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7-22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6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5-2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3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10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9-1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8-1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7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5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4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3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2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3-0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12-2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11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10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9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8-0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7-02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5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4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2-03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0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0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0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0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983</text:p>
          </table:table-cell>
          <table:table-cell office:value-type="string" calcext:value-type="string">
            <text:p>QWTA nr Dundee, Talcot Lake WMA Shallow</text:p>
          </table:table-cell>
          <table:table-cell office:value-type="string" calcext:value-type="string">
            <text:p>200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8" meta:object-count="0"/>
    <meta:user-defined meta:name="AppVersion">3.0</meta:user-defined>
  </office:meta>
</office:document-meta>
</file>